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Text_20_body" style:list-style-name="L1">
      <style:text-properties fo:language="en" fo:country="U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4"/>
    <style:style style:name="P9" style:family="paragraph" style:parent-style-name="Text_20_body" style:list-style-name="L5"/>
    <style:style style:name="P10" style:family="paragraph" style:parent-style-name="Heading_20_1">
      <style:text-properties fo:language="en" fo:country="US"/>
    </style:style>
    <style:style style:name="P11" style:family="paragraph" style:parent-style-name="Heading_20_2">
      <style:text-properties fo:language="en" fo:country="US" fo:font-weight="normal" style:font-weight-asian="normal"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style:text-position="sub 58%"/>
    </style:style>
    <style:style style:name="T4" style:family="text">
      <style:text-properties style:text-position="sub 58%" fo:language="en" fo:country="US"/>
    </style:style>
    <style:style style:name="T5" style:family="text">
      <style:text-properties style:text-position="sub 58%" fo:language="en" fo:country="US" fo:font-weight="normal" style:font-weight-asian="normal" style:font-weight-complex="normal"/>
    </style:style>
    <style:style style:name="T6" style:family="text">
      <style:text-properties style:text-position="sub 58%" style:font-name="Times New Roman1" fo:language="en" fo:country="US"/>
    </style:style>
    <style:style style:name="T7" style:family="text">
      <style:text-properties style:text-position="0% 100%" fo:language="en" fo:country="US"/>
    </style:style>
    <style:style style:name="T8" style:family="text">
      <style:text-properties style:text-position="0% 100%" fo:language="en" fo:country="US" fo:font-weight="normal" style:font-weight-asian="normal" style:font-weight-complex="normal"/>
    </style:style>
    <style:style style:name="T9" style:family="text">
      <style:text-properties style:text-position="0% 100%" style:font-name="Times New Roman1" fo:language="en" fo:country="US"/>
    </style:style>
    <style:style style:name="T10" style:family="text">
      <style:text-properties fo:font-variant="normal" fo:text-transform="none" fo:color="#000000" style:text-position="0% 100%" style:font-name="sans-serif" fo:letter-spacing="normal" fo:language="en" fo:country="US" fo:font-style="normal"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Generic algorithm to determine the worst-case link utilization</text:h>
      <text:h text:style-name="P11" text:outline-level="2">Scenario</text:h>
      <text:p text:style-name="P6"><text:span text:style-name="T1">Types of blocks:</text:span></text:p>
      <text:p text:style-name="P2"><text:span text:style-name="T1">The network consist of</text:span></text:p>
      <text:list xml:id="list772605812" text:style-name="L4">
        <text:list-item>
          <text:p text:style-name="P8"><text:span text:style-name="T2">functional blocks, that produce and consume data,</text:span></text:p>
        </text:list-item>
        <text:list-item>
          <text:p text:style-name="P8"><text:span text:style-name="T2">switching blocks, that only forward data.</text:span></text:p>
        </text:list-item>
      </text:list>
      <text:p text:style-name="P6"><text:span text:style-name="T1">Data sources and sinks: </text:span></text:p>
      <text:p text:style-name="P6"><text:span text:style-name="T2">All functional blocks are able to</text:span></text:p>
      <text:list xml:id="list1206436165" text:style-name="L2">
        <text:list-item>
          <text:p text:style-name="P4"><text:span text:style-name="T1">send and receive data from any other functional block,</text:span></text:p>
        </text:list-item>
        <text:list-item>
          <text:p text:style-name="P4"><text:span text:style-name="T1">generate a total data flow of 1,</text:span></text:p>
        </text:list-item>
        <text:list-item>
          <text:p text:style-name="P7"><text:span text:style-name="T2">consume a total data flow of 1.</text:span></text:p>
        </text:list-item>
      </text:list>
      <text:p text:style-name="P6"><text:span text:style-name="T1">Network topology:</text:span></text:p>
      <text:p text:style-name="Text_20_body"><text:span text:style-name="T2">The topology specifies the interconnections in the network, according to the following rule:</text:span></text:p>
      <text:list xml:id="list1015061450" text:style-name="L5">
        <text:list-item>
          <text:p text:style-name="P9"><text:span text:style-name="T2">All functional blocks are connected to exactly one switching block.</text:span></text:p>
        </text:list-item>
        <text:list-item>
          <text:p text:style-name="P9"><text:span text:style-name="T2">Switching blocks are connected to the corresponding functional blocks and to an arbitrary set of other switching blocks.</text:span></text:p>
        </text:list-item>
      </text:list>
      <text:p text:style-name="P6"><text:span text:style-name="T1">Routing:</text:span><text:span text:style-name="T2"> </text:span></text:p>
      <text:p text:style-name="P6"><text:span text:style-name="T2">All switching blocks have a LUT that statically map all switching block addresses to one outgoing link. Load balancing is not considered, since all performance gain due to load balancing may eventually be canceled by the worst-case traffic pattern.</text:span></text:p>
      <text:h text:style-name="Heading_20_2" text:outline-level="2"><text:span text:style-name="T2">Goal</text:span></text:h>
      <text:p text:style-name="Text_20_body"><text:span text:style-name="T2">For all links in the network, determine the maximum flow over this link.</text:span></text:p>
      <text:h text:style-name="Heading_20_2" text:outline-level="2"><text:span text:style-name="T2">Idea</text:span></text:h>
      <text:p text:style-name="Text_20_body"><text:span text:style-name="T2">Send explorer packages from all functional blocks to all other functional blocks, containing the ID of the source and destination functional block. </text:span></text:p>
      <text:p text:style-name="Text_20_body"><text:span text:style-name="T2">Every time an explorer package traverses a link, the link adds the source and destination ID pair to a link-local list. This list is then interpreted as a bipartide graph with the senders in one partition and the receivers in the other partition. The maximum flow over the link is then the cardinality of the maximum matching of this graph.</text:span></text:p>
      <text:h text:style-name="P11" text:outline-level="2">Algorithm</text:h>
      <text:list xml:id="list93655355" text:style-name="L1">
        <text:list-item>
          <text:p text:style-name="P3"><text:span text:style-name="T1">Set up network as a directed graph G</text:span><text:span text:style-name="T4">NET</text:span><text:span text:style-name="T7">=(V,E) with</text:span></text:p>
          <text:list>
            <text:list-item>
              <text:p text:style-name="P5">V the set of all nodes v,</text:p>
            </text:list-item>
            <text:list-item>
              <text:p text:style-name="P3"><text:span text:style-name="T1">E the set of all links e=(v</text:span><text:span text:style-name="T4">i</text:span><text:span text:style-name="T7">,v</text:span><text:span text:style-name="T4">j</text:span><text:span text:style-name="T1">) able to forward packets from node v</text:span><text:span text:style-name="T4">i</text:span><text:span text:style-name="T7"> to v</text:span><text:span text:style-name="T4">j</text:span><text:span text:style-name="T7">.</text:span></text:p>
            </text:list-item>
          </text:list>
        </text:list-item>
        <text:list-item>
          <text:p text:style-name="P3"><text:span text:style-name="T7">Let E</text:span><text:span text:style-name="T4">OUT, i </text:span><text:span text:style-name="T7">be the set of negative incident edges of node v</text:span><text:span text:style-name="T4">i</text:span><text:span text:style-name="T7">.</text:span></text:p>
        </text:list-item>
        <text:list-item>
          <text:p text:style-name="P3"><text:span text:style-name="T7">For all nodes v</text:span><text:span text:style-name="T4">i</text:span><text:span text:style-name="T7"> in V select a routing policy R</text:span><text:span text:style-name="T4">i</text:span><text:span text:style-name="T7">: v</text:span><text:span text:style-name="T4">DEST</text:span><text:span text:style-name="T7"> → e</text:span><text:span text:style-name="T4">OUT</text:span><text:span text:style-name="T7"> where v</text:span><text:span text:style-name="T4">DEST</text:span><text:span text:style-name="T7"> </text:span><text:span text:style-name="T9">≠v</text:span><text:span text:style-name="T6">i </text:span><text:span text:style-name="T9">is the </text:span><text:soft-page-break/><text:span text:style-name="T9">destination of the routed packet and</text:span><text:span text:style-name="T9"><draw:frame draw:style-name="fr1" draw:name="Objekt1" text:anchor-type="as-char" svg:width="2.164cm" svg:height="0.529cm" draw:z-index="0"><draw:object xlink:href="./Object 1" xlink:type="simple" xlink:show="embed" xlink:actuate="onLoad"/><draw:image xlink:href="./ObjectReplacements/Object 1" xlink:type="simple" xlink:show="embed" xlink:actuate="onLoad"/></draw:frame></text:span><text:span text:style-name="T9">is the outgoing link chosen to forward the packet.</text:span></text:p>
        </text:list-item>
        <text:list-item>
          <text:p text:style-name="P5">Send packets to determine the possible network utilization</text:p>
          <text:list>
            <text:list-item>
              <text:p text:style-name="P3"><text:span text:style-name="T1">All nodes</text:span><text:span text:style-name="T1"><draw:frame draw:style-name="fr1" draw:name="Objekt2" text:anchor-type="as-char" svg:width="1.505cm" svg:height="0.531cm" draw:z-index="1"><draw:object xlink:href="./Object 2" xlink:type="simple" xlink:show="embed" xlink:actuate="onLoad"/><draw:image xlink:href="./ObjectReplacements/Object 2" xlink:type="simple" xlink:show="embed" xlink:actuate="onLoad"/></draw:frame></text:span><text:span text:style-name="T7">send exactly one packet p=(v</text:span><text:span text:style-name="T4">SRC</text:span><text:span text:style-name="T7">, v</text:span><text:span text:style-name="T4">DEST</text:span><text:span text:style-name="T7">) to all other nodes</text:span><text:span text:style-name="T7"><draw:frame draw:style-name="fr1" draw:name="Objekt3" text:anchor-type="as-char" svg:width="3.879cm" svg:height="0.531cm" draw:z-index="2"><draw:object xlink:href="./Object 3" xlink:type="simple" xlink:show="embed" xlink:actuate="onLoad"/><draw:image xlink:href="./ObjectReplacements/Object 3" xlink:type="simple" xlink:show="embed" xlink:actuate="onLoad"/></draw:frame></text:span></text:p>
            </text:list-item>
            <text:list-item>
              <text:p text:style-name="P1"><text:span text:style-name="T2">All links e</text:span><text:span text:style-name="T5">i</text:span><text:span text:style-name="T8"> in E refer to a bipartide graph </text:span><text:span text:style-name="T8"><draw:frame draw:style-name="fr1" draw:name="Objekt6" text:anchor-type="as-char" svg:width="3.748cm" svg:height="0.542cm" draw:z-index="5"><draw:object xlink:href="./Object 6" xlink:type="simple" xlink:show="embed" xlink:actuate="onLoad"/><draw:image xlink:href="./ObjectReplacements/Object 6" xlink:type="simple" xlink:show="embed" xlink:actuate="onLoad"/><svg:desc>Formel</svg:desc></draw:frame></text:span><text:span text:style-name="T8">. S</text:span><text:span text:style-name="T5">i</text:span><text:span text:style-name="T8">, D</text:span><text:span text:style-name="T5">i</text:span><text:span text:style-name="T8"> and L</text:span><text:span text:style-name="T5">i </text:span><text:span text:style-name="T8">are initialized as empty sets. Upon forwarding packet p=(v</text:span><text:span text:style-name="T5">SRC</text:span><text:span text:style-name="T8">, v</text:span><text:span text:style-name="T5">DEST</text:span><text:span text:style-name="T8">) over the link e</text:span><text:span text:style-name="T5">i</text:span><text:span text:style-name="T8">, the link</text:span></text:p>
              <text:list>
                <text:list-item>
                  <text:p text:style-name="P1"><text:span text:style-name="T8">adds v</text:span><text:span text:style-name="T5">SRC</text:span><text:span text:style-name="T8"> to S</text:span><text:span text:style-name="T5">i</text:span><text:span text:style-name="T8"> (if</text:span><text:span text:style-name="T8"><draw:frame draw:style-name="fr1" draw:name="Objekt4" text:anchor-type="as-char" svg:width="1.586cm" svg:height="0.531cm" draw:z-index="3"><draw:object xlink:href="./Object 4" xlink:type="simple" xlink:show="embed" xlink:actuate="onLoad"/><draw:image xlink:href="./ObjectReplacements/Object 4" xlink:type="simple" xlink:show="embed" xlink:actuate="onLoad"/><svg:desc>Formel</svg:desc></draw:frame></text:span><text:span text:style-name="T8">),</text:span></text:p>
                </text:list-item>
                <text:list-item>
                  <text:p text:style-name="P1"><text:span text:style-name="T8">adds v</text:span><text:span text:style-name="T5">DEST</text:span><text:span text:style-name="T8"> to D</text:span><text:span text:style-name="T5">i</text:span><text:span text:style-name="T8"> (if</text:span><text:span text:style-name="T8"><draw:frame draw:style-name="fr1" draw:name="Objekt5" text:anchor-type="as-char" svg:width="1.845cm" svg:height="0.531cm" draw:z-index="4"><draw:object xlink:href="./Object 5" xlink:type="simple" xlink:show="embed" xlink:actuate="onLoad"/><draw:image xlink:href="./ObjectReplacements/Object 5" xlink:type="simple" xlink:show="embed" xlink:actuate="onLoad"/><svg:desc>Formel</svg:desc></draw:frame></text:span><text:span text:style-name="T8">),</text:span></text:p>
                </text:list-item>
                <text:list-item>
                  <text:p text:style-name="P1"><text:span text:style-name="T8">adds the edge (v</text:span><text:span text:style-name="T5">SRC</text:span><text:span text:style-name="T8">,v</text:span><text:span text:style-name="T5">DEST</text:span><text:span text:style-name="T8">) to L</text:span><text:span text:style-name="T5">i</text:span><text:span text:style-name="T8">.</text:span></text:p>
                </text:list-item>
              </text:list>
            </text:list-item>
          </text:list>
        </text:list-item>
        <text:list-item>
          <text:p text:style-name="P3"><text:span text:style-name="T1">Select worst-case scenario for every link e</text:span><text:span text:style-name="T4">i</text:span></text:p>
          <text:list>
            <text:list-item>
              <text:p text:style-name="P1"><text:span text:style-name="T2">For the bipartide graph</text:span><text:span text:style-name="T2"><draw:frame draw:style-name="fr1" draw:name="Objekt7" text:anchor-type="as-char" svg:width="1.344cm" svg:height="0.531cm" draw:z-index="6"><draw:object xlink:href="./Object 7" xlink:type="simple" xlink:show="embed" xlink:actuate="onLoad"/><draw:image xlink:href="./ObjectReplacements/Object 7" xlink:type="simple" xlink:show="embed" xlink:actuate="onLoad"/></draw:frame></text:span><text:span text:style-name="T2">find a maximum </text:span><text:span text:style-name="T8">matching M</text:span><text:span text:style-name="T5">i</text:span><text:span text:style-name="T8"> using the Hopcroft-Karp algorithm</text:span><text:span text:style-name="T10">.</text:span></text:p>
            </text:list-item>
            <text:list-item>
              <text:p text:style-name="P1"><text:span text:style-name="T8">From graph theory we know, that for a bipartide graph, the cardinality | M</text:span><text:span text:style-name="T5">i</text:span><text:span text:style-name="T8">| of a maximum matching is equal to the cardinality of the maximum flow |f| from one partition of the graph to the other. (http://ace.cs.ohiou.edu/~razvan/courses/cs404/lecture21.pdf)</text:span></text:p>
            </text:list-item>
            <text:list-item>
              <text:p text:style-name="P1"><text:span text:style-name="T8">Therefor, the number of edges |M| in the matching M is the maximum possible load applied to the link e</text:span><text:span text:style-name="T5">i</text:span><text:span text:style-name="T8"> in the worst-cas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02T12:24:22</meta:creation-date>
    <dc:date>2012-01-05T23:33:58</dc:date>
    <meta:editing-duration>PT5H38M49S</meta:editing-duration>
    <meta:editing-cycles>5</meta:editing-cycles>
    <meta:generator>OpenOffice.org/3.3$Unix OpenOffice.org_project/330m20$Build-9567</meta:generator>
    <meta:document-statistic meta:table-count="0" meta:image-count="0" meta:object-count="7" meta:page-count="2" meta:paragraph-count="38" meta:word-count="495" meta:character-count="2796"/>
  </office:meta>
</office:document-meta>
</file>

<file path=Object 1/content.xml><?xml version="1.0" encoding="utf-8"?>
<math xmlns="http://www.w3.org/1998/Math/MathML">
  <semantics>
    <mrow>
      <msub>
        <mi>e</mi>
        <mi mathvariant="italic">out</mi>
      </msub>
      <mo stretchy="false">∈</mo>
      <msub>
        <mi>E</mi>
        <mrow>
          <mi mathvariant="italic">OUT</mi>
          <mi>,</mi>
          <mi>i</mi>
        </mrow>
      </msub>
    </mrow>
    <annotation encoding="StarMath 5.0">e_out in E_{OUT,i} 
 </annotation>
  </semantics>
</math>
</file>

<file path=Object 2/content.xml><?xml version="1.0" encoding="utf-8"?>
<math xmlns="http://www.w3.org/1998/Math/MathML">
  <semantics>
    <mrow>
      <msub>
        <mi>v</mi>
        <mi mathvariant="italic">SRC</mi>
      </msub>
      <mo stretchy="false">∈</mo>
      <mi>V</mi>
    </mrow>
    <annotation encoding="StarMath 5.0">v_SRC in V
 </annotation>
  </semantics>
</math>
</file>

<file path=Object 3/content.xml><?xml version="1.0" encoding="utf-8"?>
<math xmlns="http://www.w3.org/1998/Math/MathML">
  <semantics>
    <mrow>
      <mrow>
        <msub>
          <mi>v</mi>
          <mi mathvariant="italic">DEST</mi>
        </msub>
        <mo stretchy="false">∈</mo>
        <mi>V</mi>
      </mrow>
      <mi>,</mi>
      <mrow>
        <msub>
          <mi>v</mi>
          <mi mathvariant="italic">SRC</mi>
        </msub>
        <mo stretchy="false">≠</mo>
        <msub>
          <mi>v</mi>
          <mi mathvariant="italic">DEST</mi>
        </msub>
      </mrow>
    </mrow>
    <annotation encoding="StarMath 5.0">v_DEST in V, v_SRC neq v_DEST
 </annotation>
  </semantics>
</math>
</file>

<file path=Object 4/content.xml><?xml version="1.0" encoding="utf-8"?>
<math xmlns="http://www.w3.org/1998/Math/MathML">
  <semantics>
    <mrow>
      <msub>
        <mi>v</mi>
        <mi mathvariant="italic">SRC</mi>
      </msub>
      <mo stretchy="false">∉</mo>
      <msub>
        <mi>S</mi>
        <mi>i</mi>
      </msub>
    </mrow>
    <annotation encoding="StarMath 5.0">v_SRC notin S_i</annotation>
  </semantics>
</math>
</file>

<file path=Object 5/content.xml><?xml version="1.0" encoding="utf-8"?>
<math xmlns="http://www.w3.org/1998/Math/MathML">
  <semantics>
    <mrow>
      <msub>
        <mi>v</mi>
        <mi mathvariant="italic">DEST</mi>
      </msub>
      <mo stretchy="false">∉</mo>
      <msub>
        <mi>D</mi>
        <mi>i</mi>
      </msub>
    </mrow>
    <annotation encoding="StarMath 5.0">v_DEST notin D_i</annotation>
  </semantics>
</math>
</file>

<file path=Object 6/content.xml><?xml version="1.0" encoding="utf-8"?>
<math xmlns="http://www.w3.org/1998/Math/MathML">
  <semantics>
    <mrow>
      <msub>
        <mi>G</mi>
        <mrow>
          <mi mathvariant="italic">LINK</mi>
          <mi>,</mi>
          <mi>i</mi>
        </mrow>
      </msub>
      <mo stretchy="false">=</mo>
      <mrow>
        <mo stretchy="false">(</mo>
        <mrow>
          <mrow>
            <msub>
              <mi>S</mi>
              <mi>i</mi>
            </msub>
            <mo stretchy="false">∪</mo>
            <msub>
              <mi>D</mi>
              <mi>i</mi>
            </msub>
          </mrow>
          <mi>,</mi>
          <msub>
            <mi>L</mi>
            <mi>i</mi>
          </msub>
        </mrow>
        <mo stretchy="false">)</mo>
      </mrow>
    </mrow>
    <annotation encoding="StarMath 5.0">G_{LINK,i} = ( S_i union D_i , L_i )</annotation>
  </semantics>
</math>
</file>

<file path=Object 7/content.xml><?xml version="1.0" encoding="utf-8"?>
<math xmlns="http://www.w3.org/1998/Math/MathML">
  <semantics>
    <msub>
      <mi>G</mi>
      <mrow>
        <mi mathvariant="italic">LINK</mi>
        <mi>,</mi>
        <mi>i</mi>
      </mrow>
    </msub>
    <annotation encoding="StarMath 5.0">G_{LINK,i}</annotation>
  </semantics>
</math>
</file>